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302cm" svg:y="0.69cm">
            <draw:object draw:notify-on-update-of-ranges="Sheet1.A5:Sheet1.A12 Sheet1.D4:Sheet1.D4 Sheet1.D5:Sheet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303cm" svg:y="10.663cm">
            <draw:object draw:notify-on-update-of-ranges="Sheet1.A25:Sheet1.A36 Sheet1.D24:Sheet1.D24 Sheet1.D25:Sheet1.D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303cm" svg:y="21.929cm">
            <draw:object draw:notify-on-update-of-ranges="Sheet1.A51:Sheet1.A61 Sheet1.D50:Sheet1.D50 Sheet1.D51:Sheet1.D6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1.274cm" svg:y="42.044cm">
            <draw:object draw:notify-on-update-of-ranges="Sheet1.A94:Sheet1.A105 Sheet1.D93:Sheet1.D93 Sheet1.D94:Sheet1.D10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1.274cm" svg:y="32.138cm">
            <draw:object draw:notify-on-update-of-ranges="Sheet1.A74:Sheet1.A81 Sheet1.D73:Sheet1.D73 Sheet1.D74:Sheet1.D8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1.333cm" svg:y="62.499cm">
            <draw:object draw:notify-on-update-of-ranges="Sheet1.A140:Sheet1.A146 Sheet1.D139:Sheet1.D139 Sheet1.D140:Sheet1.D14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7.975cm" svg:y="72.081cm">
            <draw:object draw:notify-on-update-of-ranges="Sheet1.A155:Sheet1.A175 Sheet1.B154:Sheet1.B154 Sheet1.B155:Sheet1.B175 Sheet1.A155:Sheet1.A175 Sheet1.C154:Sheet1.C154 Sheet1.C155:Sheet1.C17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11.274cm" svg:y="53.027cm">
            <draw:object draw:notify-on-update-of-ranges="Sheet1.A119:Sheet1.A119 Sheet1.A120:Sheet1.A130 Sheet1.D119:Sheet1.D119 Sheet1.D120:Sheet1.D13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Run for custom features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645" calcext:value-type="float">
            <text:p>0.645</text:p>
          </table:table-cell>
          <table:table-cell table:formula="of:=AVERAGE([.B5:.C5])" office:value-type="float" office:value="0.6529" calcext:value-type="float">
            <text:p>0.65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6819" calcext:value-type="float">
            <text:p>0.6819</text:p>
          </table:table-cell>
          <table:table-cell table:formula="of:=AVERAGE([.B6:.C6])" office:value-type="float" office:value="0.6797" calcext:value-type="float">
            <text:p>0.67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7076" calcext:value-type="float">
            <text:p>0.7076</text:p>
          </table:table-cell>
          <table:table-cell office:value-type="float" office:value="0.7005" calcext:value-type="float">
            <text:p>0.7005</text:p>
          </table:table-cell>
          <table:table-cell table:formula="of:=AVERAGE([.B7:.C7])" office:value-type="float" office:value="0.70405" calcext:value-type="float">
            <text:p>0.704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7097" calcext:value-type="float">
            <text:p>0.7097</text:p>
          </table:table-cell>
          <table:table-cell office:value-type="float" office:value="0.7147" calcext:value-type="float">
            <text:p>0.7147</text:p>
          </table:table-cell>
          <table:table-cell table:formula="of:=AVERAGE([.B8:.C8])" office:value-type="float" office:value="0.7122" calcext:value-type="float">
            <text:p>0.71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07" calcext:value-type="float">
            <text:p>0.7107</text:p>
          </table:table-cell>
          <table:table-cell table:formula="of:=AVERAGE([.B9:.C9])" office:value-type="float" office:value="0.71285" calcext:value-type="float">
            <text:p>0.7128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7256" calcext:value-type="float">
            <text:p>0.7256</text:p>
          </table:table-cell>
          <table:table-cell table:formula="of:=AVERAGE([.B10:.C10])" office:value-type="float" office:value="0.7257" calcext:value-type="float">
            <text:p>0.725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95" calcext:value-type="float">
            <text:p>0.7395</text:p>
          </table:table-cell>
          <table:table-cell table:formula="of:=AVERAGE([.B11:.C11])" office:value-type="float" office:value="0.73675" calcext:value-type="float">
            <text:p>0.7367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73" calcext:value-type="float">
            <text:p>0.7573</text:p>
          </table:table-cell>
          <table:table-cell/>
          <table:table-cell table:formula="of:=AVERAGE([.B12:.C12])" office:value-type="float" office:value="0.7573" calcext:value-type="float">
            <text:p>0.7573</text:p>
          </table:table-cell>
        </table:table-row>
        <table:table-row table:style-name="ro2" table:number-rows-repeated="10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Neuron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1982" calcext:value-type="float">
            <text:p>0.1982</text:p>
          </table:table-cell>
          <table:table-cell table:formula="of:=AVERAGE([.B25:.C25])" office:value-type="float" office:value="0.15585" calcext:value-type="float">
            <text:p>0.155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1732" calcext:value-type="float">
            <text:p>0.1732</text:p>
          </table:table-cell>
          <table:table-cell table:formula="of:=AVERAGE([.B26:.C26])" office:value-type="float" office:value="0.18365" calcext:value-type="float">
            <text:p>0.1836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4391" calcext:value-type="float">
            <text:p>0.4391</text:p>
          </table:table-cell>
          <table:table-cell table:formula="of:=AVERAGE([.B27:.C27])" office:value-type="float" office:value="0.45045" calcext:value-type="float">
            <text:p>0.450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5399" calcext:value-type="float">
            <text:p>0.5399</text:p>
          </table:table-cell>
          <table:table-cell table:formula="of:=AVERAGE([.B28:.C28])" office:value-type="float" office:value="0.5814" calcext:value-type="float">
            <text:p>0.58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6864" calcext:value-type="float">
            <text:p>0.6864</text:p>
          </table:table-cell>
          <table:table-cell table:formula="of:=AVERAGE([.B29:.C29])" office:value-type="float" office:value="0.6931" calcext:value-type="float">
            <text:p>0.693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6755" calcext:value-type="float">
            <text:p>0.6755</text:p>
          </table:table-cell>
          <table:table-cell table:formula="of:=AVERAGE([.B30:.C30])" office:value-type="float" office:value="0.6835" calcext:value-type="float">
            <text:p>0.683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6902" calcext:value-type="float">
            <text:p>0.6902</text:p>
          </table:table-cell>
          <table:table-cell table:formula="of:=AVERAGE([.B31:.C31])" office:value-type="float" office:value="0.68785" calcext:value-type="float">
            <text:p>0.6878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6947" calcext:value-type="float">
            <text:p>0.6947</text:p>
          </table:table-cell>
          <table:table-cell office:value-type="float" office:value="0.6951" calcext:value-type="float">
            <text:p>0.6951</text:p>
          </table:table-cell>
          <table:table-cell table:formula="of:=AVERAGE([.B32:.C32])" office:value-type="float" office:value="0.6949" calcext:value-type="float">
            <text:p>0.694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7157" calcext:value-type="float">
            <text:p>0.7157</text:p>
          </table:table-cell>
          <table:table-cell table:formula="of:=AVERAGE([.B33:.C33])" office:value-type="float" office:value="0.7171" calcext:value-type="float">
            <text:p>0.7171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721" calcext:value-type="float">
            <text:p>0.721</text:p>
          </table:table-cell>
          <table:table-cell office:value-type="float" office:value="0.7177" calcext:value-type="float">
            <text:p>0.7177</text:p>
          </table:table-cell>
          <table:table-cell table:formula="of:=AVERAGE([.B34:.C34])" office:value-type="float" office:value="0.71935" calcext:value-type="float">
            <text:p>0.7193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187" calcext:value-type="float">
            <text:p>0.7187</text:p>
          </table:table-cell>
          <table:table-cell table:formula="of:=AVERAGE([.B35:.C35])" office:value-type="float" office:value="0.72145" calcext:value-type="float">
            <text:p>0.7214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7268" calcext:value-type="float">
            <text:p>0.7268</text:p>
          </table:table-cell>
          <table:table-cell table:formula="of:=AVERAGE([.B36:.C36])" office:value-type="float" office:value="0.7285" calcext:value-type="float">
            <text:p>0.7285</text:p>
          </table:table-cell>
        </table:table-row>
        <table:table-row table:style-name="ro2" table:number-rows-repeated="12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Learn. Rate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9" calcext:value-type="float">
            <text:p>0.1139</text:p>
          </table:table-cell>
          <table:table-cell table:formula="of:=AVERAGE([.B51:.C51])" office:value-type="float" office:value="0.10595" calcext:value-type="float">
            <text:p>0.1059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101" calcext:value-type="float">
            <text:p>0.101</text:p>
          </table:table-cell>
          <table:table-cell office:value-type="float" office:value="0.3258" calcext:value-type="float">
            <text:p>0.3258</text:p>
          </table:table-cell>
          <table:table-cell table:formula="of:=AVERAGE([.B52:.C52])" office:value-type="float" office:value="0.2134" calcext:value-type="float">
            <text:p>0.213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1554" calcext:value-type="float">
            <text:p>0.1554</text:p>
          </table:table-cell>
          <table:table-cell table:formula="of:=AVERAGE([.B53:.C53])" office:value-type="float" office:value="0.184" calcext:value-type="float">
            <text:p>0.184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67" calcext:value-type="float">
            <text:p>0.367</text:p>
          </table:table-cell>
          <table:table-cell office:value-type="float" office:value="0.1135" calcext:value-type="float">
            <text:p>0.1135</text:p>
          </table:table-cell>
          <table:table-cell table:formula="of:=AVERAGE([.B54:.C54])" office:value-type="float" office:value="0.24025" calcext:value-type="float">
            <text:p>0.24025</text:p>
          </table:table-cell>
        </table:table-row>
        <table:table-row table:style-name="ro2">
          <table:table-cell office:value-type="float" office:value="0.08" calcext:value-type="float">
            <text:p>0.08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7672" calcext:value-type="float">
            <text:p>0.7672</text:p>
          </table:table-cell>
          <table:table-cell table:formula="of:=AVERAGE([.B55:.C55])" office:value-type="float" office:value="0.75105" calcext:value-type="float">
            <text:p>0.75105</text:p>
          </table:table-cell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7603" calcext:value-type="float">
            <text:p>0.7603</text:p>
          </table:table-cell>
          <table:table-cell table:formula="of:=AVERAGE([.B56:.C56])" office:value-type="float" office:value="0.8015" calcext:value-type="float">
            <text:p>0.8015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453" calcext:value-type="float">
            <text:p>0.7453</text:p>
          </table:table-cell>
          <table:table-cell table:formula="of:=AVERAGE([.B57:.C57])" office:value-type="float" office:value="0.74715" calcext:value-type="float">
            <text:p>0.74715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7376" calcext:value-type="float">
            <text:p>0.7376</text:p>
          </table:table-cell>
          <table:table-cell table:formula="of:=AVERAGE([.B58:.C58])" office:value-type="float" office:value="0.7465" calcext:value-type="float">
            <text:p>0.7465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7325" calcext:value-type="float">
            <text:p>0.7325</text:p>
          </table:table-cell>
          <table:table-cell table:formula="of:=AVERAGE([.B59:.C59])" office:value-type="float" office:value="0.7311" calcext:value-type="float">
            <text:p>0.7311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138" calcext:value-type="float">
            <text:p>0.7138</text:p>
          </table:table-cell>
          <table:table-cell table:formula="of:=AVERAGE([.B60:.C60])" office:value-type="float" office:value="0.71355" calcext:value-type="float">
            <text:p>0.71355</text:p>
          </table:table-cell>
        </table:table-row>
        <table:table-row table:style-name="ro2">
          <table:table-cell office:value-type="float" office:value="0.0001" calcext:value-type="float">
            <text:p>0.0001</text:p>
          </table:table-cell>
          <table:table-cell office:value-type="float" office:value="0.6426" calcext:value-type="float">
            <text:p>0.6426</text:p>
          </table:table-cell>
          <table:table-cell office:value-type="float" office:value="0.6473" calcext:value-type="float">
            <text:p>0.6473</text:p>
          </table:table-cell>
          <table:table-cell table:formula="of:=AVERAGE([.B61:.C61])" office:value-type="float" office:value="0.64495" calcext:value-type="float">
            <text:p>0.64495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1">
          <table:table-cell table:style-name="ce1" office:value-type="string" calcext:value-type="string">
            <text:p>Run for pixels values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7791" calcext:value-type="float">
            <text:p>0.7791</text:p>
          </table:table-cell>
          <table:table-cell table:formula="of:=AVERAGE([.B74:.C74])" office:value-type="float" office:value="0.77235" calcext:value-type="float">
            <text:p>0.772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.8135" calcext:value-type="float">
            <text:p>0.8135</text:p>
          </table:table-cell>
          <table:table-cell table:formula="of:=AVERAGE([.B75:.C75])" office:value-type="float" office:value="0.8135" calcext:value-type="float">
            <text:p>0.813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457" calcext:value-type="float">
            <text:p>0.8457</text:p>
          </table:table-cell>
          <table:table-cell office:value-type="float" office:value="0.844" calcext:value-type="float">
            <text:p>0.844</text:p>
          </table:table-cell>
          <table:table-cell table:formula="of:=AVERAGE([.B76:.C76])" office:value-type="float" office:value="0.84485" calcext:value-type="float">
            <text:p>0.8448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8497" calcext:value-type="float">
            <text:p>0.8497</text:p>
          </table:table-cell>
          <table:table-cell table:formula="of:=AVERAGE([.B77:.C77])" office:value-type="float" office:value="0.85075" calcext:value-type="float">
            <text:p>0.850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8558" calcext:value-type="float">
            <text:p>0.8558</text:p>
          </table:table-cell>
          <table:table-cell table:formula="of:=AVERAGE([.B78:.C78])" office:value-type="float" office:value="0.8579" calcext:value-type="float">
            <text:p>0.857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838" calcext:value-type="float">
            <text:p>0.8838</text:p>
          </table:table-cell>
          <table:table-cell table:formula="of:=AVERAGE([.B79:.C79])" office:value-type="float" office:value="0.88135" calcext:value-type="float">
            <text:p>0.8813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43" calcext:value-type="float">
            <text:p>0.9043</text:p>
          </table:table-cell>
          <table:table-cell table:formula="of:=AVERAGE([.B80:.C80])" office:value-type="float" office:value="0.90365" calcext:value-type="float">
            <text:p>0.9036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275" calcext:value-type="float">
            <text:p>0.9275</text:p>
          </table:table-cell>
          <table:table-cell table:formula="of:=AVERAGE([.B81:.C81])" office:value-type="float" office:value="0.924" calcext:value-type="float">
            <text:p>0.924</text:p>
          </table:table-cell>
        </table:table-row>
        <table:table-row table:style-name="ro2" table:number-rows-repeated="10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Neuron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1135" calcext:value-type="float">
            <text:p>0.1135</text:p>
          </table:table-cell>
          <table:table-cell table:formula="of:=AVERAGE([.B94:.C94])" office:value-type="float" office:value="0.1476" calcext:value-type="float">
            <text:p>0.14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2074" calcext:value-type="float">
            <text:p>0.2074</text:p>
          </table:table-cell>
          <table:table-cell table:formula="of:=AVERAGE([.B95:.C95])" office:value-type="float" office:value="0.2446" calcext:value-type="float">
            <text:p>0.244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5218" calcext:value-type="float">
            <text:p>0.5218</text:p>
          </table:table-cell>
          <table:table-cell table:formula="of:=AVERAGE([.B96:.C96])" office:value-type="float" office:value="0.4743" calcext:value-type="float">
            <text:p>0.474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5197" calcext:value-type="float">
            <text:p>0.5197</text:p>
          </table:table-cell>
          <table:table-cell table:formula="of:=AVERAGE([.B97:.C97])" office:value-type="float" office:value="0.6247" calcext:value-type="float">
            <text:p>0.624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33" calcext:value-type="float">
            <text:p>0.8733</text:p>
          </table:table-cell>
          <table:table-cell table:formula="of:=AVERAGE([.B98:.C98])" office:value-type="float" office:value="0.8719" calcext:value-type="float">
            <text:p>0.871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8714" calcext:value-type="float">
            <text:p>0.8714</text:p>
          </table:table-cell>
          <table:table-cell table:formula="of:=AVERAGE([.B99:.C99])" office:value-type="float" office:value="0.87245" calcext:value-type="float">
            <text:p>0.8724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694" calcext:value-type="float">
            <text:p>0.8694</text:p>
          </table:table-cell>
          <table:table-cell table:formula="of:=AVERAGE([.B100:.C100])" office:value-type="float" office:value="0.8709" calcext:value-type="float">
            <text:p>0.870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8596" calcext:value-type="float">
            <text:p>0.8596</text:p>
          </table:table-cell>
          <table:table-cell table:formula="of:=AVERAGE([.B101:.C101])" office:value-type="float" office:value="0.8584" calcext:value-type="float">
            <text:p>0.8584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535" calcext:value-type="float">
            <text:p>0.8535</text:p>
          </table:table-cell>
          <table:table-cell table:formula="of:=AVERAGE([.B102:.C102])" office:value-type="float" office:value="0.8541" calcext:value-type="float">
            <text:p>0.8541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2" office:value-type="float" office:value="0.8567" calcext:value-type="float">
            <text:p>0.8567</text:p>
          </table:table-cell>
          <table:table-cell table:formula="of:=AVERAGE([.B103:.C103])" office:value-type="float" office:value="0.8567" calcext:value-type="float">
            <text:p>0.8567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2" office:value-type="float" office:value="0.8532" calcext:value-type="float">
            <text:p>0.8532</text:p>
          </table:table-cell>
          <table:table-cell table:formula="of:=AVERAGE([.B104:.C104])" office:value-type="float" office:value="0.8532" calcext:value-type="float">
            <text:p>0.8532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2" office:value-type="float" office:value="0.8523" calcext:value-type="float">
            <text:p>0.8523</text:p>
          </table:table-cell>
          <table:table-cell table:formula="of:=AVERAGE([.B105:.C105])" office:value-type="float" office:value="0.8523" calcext:value-type="float">
            <text:p>0.8523</text:p>
          </table:table-cell>
        </table:table-row>
        <table:table-row table:style-name="ro2" table:number-rows-repeated="12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Learn. Rate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1032" calcext:value-type="float">
            <text:p>0.1032</text:p>
          </table:table-cell>
          <table:table-cell table:formula="of:=AVERAGE([.B120:.C120])" office:value-type="float" office:value="0.10835" calcext:value-type="float">
            <text:p>0.1083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2" calcext:value-type="float">
            <text:p>0.1032</text:p>
          </table:table-cell>
          <table:table-cell table:formula="of:=AVERAGE([.B121:.C121])" office:value-type="float" office:value="0.1006" calcext:value-type="float">
            <text:p>0.10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1135" calcext:value-type="float">
            <text:p>0.1135</text:p>
          </table:table-cell>
          <table:table-cell table:formula="of:=AVERAGE([.B122:.C122])" office:value-type="float" office:value="0.10835" calcext:value-type="float">
            <text:p>0.10835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4259" calcext:value-type="float">
            <text:p>0.4259</text:p>
          </table:table-cell>
          <table:table-cell table:formula="of:=AVERAGE([.B123:.C123])" office:value-type="float" office:value="0.4128" calcext:value-type="float">
            <text:p>0.4128</text:p>
          </table:table-cell>
        </table:table-row>
        <table:table-row table:style-name="ro2">
          <table:table-cell office:value-type="float" office:value="0.08" calcext:value-type="float">
            <text:p>0.08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3866" calcext:value-type="float">
            <text:p>0.3866</text:p>
          </table:table-cell>
          <table:table-cell table:formula="of:=AVERAGE([.B124:.C124])" office:value-type="float" office:value="0.3515" calcext:value-type="float">
            <text:p>0.3515</text:p>
          </table:table-cell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125:.C12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126:.C12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127:.C12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128:.C12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129:.C12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130:.C130])" office:value-type="float" office:value="0" calcext:value-type="float">
            <text:p>0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2">
          <table:table-cell office:value-type="string" calcext:value-type="string">
            <text:p>Sample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069" calcext:value-type="float">
            <text:p>0.1069</text:p>
          </table:table-cell>
          <table:table-cell table:formula="of:=AVERAGE([.B140:.C140])" office:value-type="float" office:value="0.1068" calcext:value-type="float">
            <text:p>0.106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029" calcext:value-type="float">
            <text:p>0.1029</text:p>
          </table:table-cell>
          <table:table-cell table:formula="of:=AVERAGE([.B141:.C141])" office:value-type="float" office:value="0.1019" calcext:value-type="float">
            <text:p>0.1019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1746" calcext:value-type="float">
            <text:p>0.1746</text:p>
          </table:table-cell>
          <table:table-cell table:formula="of:=AVERAGE([.B142:.C142])" office:value-type="float" office:value="0.1466" calcext:value-type="float">
            <text:p>0.1466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1721" calcext:value-type="float">
            <text:p>0.1721</text:p>
          </table:table-cell>
          <table:table-cell table:formula="of:=AVERAGE([.B143:.C143])" office:value-type="float" office:value="0.16875" calcext:value-type="float">
            <text:p>0.16875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4492" calcext:value-type="float">
            <text:p>0.4492</text:p>
          </table:table-cell>
          <table:table-cell table:formula="of:=AVERAGE([.B144:.C144])" office:value-type="float" office:value="0.44405" calcext:value-type="float">
            <text:p>0.44405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6269" calcext:value-type="float">
            <text:p>0.6269</text:p>
          </table:table-cell>
          <table:table-cell table:formula="of:=AVERAGE([.B145:.C145])" office:value-type="float" office:value="0.6367" calcext:value-type="float">
            <text:p>0.6367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785" calcext:value-type="float">
            <text:p>0.8785</text:p>
          </table:table-cell>
          <table:table-cell table:formula="of:=AVERAGE([.B146:.C146])" office:value-type="float" office:value="0.8742" calcext:value-type="float">
            <text:p>0.8742</text:p>
          </table:table-cell>
        </table:table-row>
        <table:table-row table:style-name="ro2" table:number-rows-repeated="6">
          <table:table-cell table:number-columns-repeated="4"/>
        </table:table-row>
        <table:table-row table:style-name="ro2">
          <table:table-cell office:value-type="string" calcext:value-type="string">
            <text:p>10000 samp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Train set</text:p>
          </table:table-cell>
          <table:table-cell office:value-type="string" calcext:value-type="string">
            <text:p>Test se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552" calcext:value-type="float">
            <text:p>0.155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2033" calcext:value-type="float">
            <text:p>0.203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3303" calcext:value-type="float">
            <text:p>0.330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6167" calcext:value-type="float">
            <text:p>0.6167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7965" calcext:value-type="float">
            <text:p>0.7965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626" calcext:value-type="float">
            <text:p>0.8626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887" calcext:value-type="float">
            <text:p>0.887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8934" calcext:value-type="float">
            <text:p>0.8934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99" calcext:value-type="float">
            <text:p>0.899</text:p>
          </table:table-cell>
          <table:table-cell office:value-type="float" office:value="0.8983" calcext:value-type="float">
            <text:p>0.8983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13" calcext:value-type="float">
            <text:p>0.913</text:p>
          </table:table-cell>
          <table:table-cell office:value-type="float" office:value="0.8992" calcext:value-type="float">
            <text:p>0.8992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915" calcext:value-type="float">
            <text:p>0.915</text:p>
          </table:table-cell>
          <table:table-cell office:value-type="float" office:value="0.9057" calcext:value-type="float">
            <text:p>0.9057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096" calcext:value-type="float">
            <text:p>0.9096</text:p>
          </table:table-cell>
          <table:table-cell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9091" calcext:value-type="float">
            <text:p>0.9091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128" calcext:value-type="float">
            <text:p>0.9128</text:p>
          </table:table-cell>
          <table:table-cell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949" calcext:value-type="float">
            <text:p>0.949</text:p>
          </table:table-cell>
          <table:table-cell office:value-type="float" office:value="0.913" calcext:value-type="float">
            <text:p>0.913</text:p>
          </table:table-cell>
          <table:table-cell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131" calcext:value-type="float">
            <text:p>0.9131</text:p>
          </table:table-cell>
          <table:table-cell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0.9539" calcext:value-type="float">
            <text:p>0.9539</text:p>
          </table:table-cell>
          <table:table-cell office:value-type="float" office:value="0.909" calcext:value-type="float">
            <text:p>0.909</text:p>
          </table:table-cell>
          <table:table-cell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9618" calcext:value-type="float">
            <text:p>0.9618</text:p>
          </table:table-cell>
          <table:table-cell table:style-name="ce3" office:value-type="float" office:value="0.9096" calcext:value-type="float">
            <text:p>0.9096</text:p>
          </table:table-cell>
          <table:table-cell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0.9661" calcext:value-type="float">
            <text:p>0.9661</text:p>
          </table:table-cell>
          <table:table-cell office:value-type="float" office:value="0.9141" calcext:value-type="float">
            <text:p>0.9141</text:p>
          </table:table-cell>
          <table:table-cell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18" calcext:value-type="float">
            <text:p>0.918</text:p>
          </table:table-cell>
          <table:table-cell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9078" calcext:value-type="float">
            <text:p>0.90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.00.0000</text:date>, <text:time style:data-style-name="N2" text:time-value="18:52:05.555890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0:55:24.333214797</meta:creation-date>
    <meta:generator>LibreOffice/4.2.8.2$Linux_X86_64 LibreOffice_project/420m0$Build-2</meta:generator>
    <dc:date>2015-05-22T19:01:39.403914965</dc:date>
    <meta:editing-duration>P2DT15H8M25S</meta:editing-duration>
    <meta:editing-cycles>27</meta:editing-cycles>
    <meta:document-statistic meta:table-count="1" meta:cell-count="36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69cm" svg:y="0.315cm" chart:style-name="ch2">
          <text:p>Epochs variation</text:p>
        </chart:title>
        <chart:plot-area chart:style-name="ch3" table:cell-range-address="Sheet1.A5:Sheet1.A12 Sheet1.D4:Sheet1.D12" chart:data-source-has-labels="row" svg:x="1.354cm" svg:y="1.316cm" svg:width="14.326cm" svg:height="6.5cm">
          <chartooo:coordinate-region svg:x="2.331cm" svg:y="1.529cm" svg:width="13.03cm" svg:height="5.613cm"/>
          <chart:axis chart:dimension="x" chart:name="primary-x" chart:style-name="ch4">
            <chart:title svg:x="7.674cm" svg:y="7.997cm" chart:style-name="ch5">
              <text:p>Epoch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5:Sheet1.D12" chart:label-cell-address="Sheet1.D4:Sheet1.D4" chart:class="chart:scatter">
            <chart:domain table:cell-range-address="Sheet1.A5:Sheet1.A1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12</svg:desc>
                </draw:g>
              </table:table-cell>
              <table:table-cell office:value-type="float" office:value="0.6529">
                <text:p>0.6529</text:p>
                <draw:g>
                  <svg:desc>Sheet1.D5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797">
                <text:p>0.6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70405">
                <text:p>0.70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7122">
                <text:p>0.7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71285">
                <text:p>0.71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7257">
                <text:p>0.7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73675">
                <text:p>0.73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7573">
                <text:p>0.7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8cm" svg:y="0.315cm" chart:style-name="ch2">
          <text:p>Neurons variation</text:p>
        </chart:title>
        <chart:plot-area chart:style-name="ch3" table:cell-range-address="Sheet1.A25:Sheet1.A36 Sheet1.D24:Sheet1.D36" chart:data-source-has-labels="row" svg:x="1.354cm" svg:y="1.316cm" svg:width="14.326cm" svg:height="6.5cm">
          <chartooo:coordinate-region svg:x="2.119cm" svg:y="1.53cm" svg:width="13.136cm" svg:height="5.612cm"/>
          <chart:axis chart:dimension="x" chart:name="primary-x" chart:style-name="ch4">
            <chart:title svg:x="7.598cm" svg:y="7.997cm" chart:style-name="ch5">
              <text:p>Neuron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25:Sheet1.D36" chart:label-cell-address="Sheet1.D24:Sheet1.D24" chart:class="chart:scatter">
            <chart:domain table:cell-range-address="Sheet1.A25:Sheet1.A36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24:Sheet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5:Sheet1.A36</svg:desc>
                </draw:g>
              </table:table-cell>
              <table:table-cell office:value-type="float" office:value="0.15585">
                <text:p>0.15585</text:p>
                <draw:g>
                  <svg:desc>Sheet1.D25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8365">
                <text:p>0.18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5045">
                <text:p>0.45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814">
                <text:p>0.5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931">
                <text:p>0.6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6835">
                <text:p>0.6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68785">
                <text:p>0.68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6949">
                <text:p>0.6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7171">
                <text:p>0.7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71935">
                <text:p>0.71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72145">
                <text:p>0.72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7285">
                <text:p>0.7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9cm" svg:y="0.315cm" chart:style-name="ch2">
          <text:p>Learning Rate variation</text:p>
        </chart:title>
        <chart:plot-area chart:style-name="ch3" table:cell-range-address="Sheet1.A51:Sheet1.A61 Sheet1.D50:Sheet1.D61" chart:data-source-has-labels="row" svg:x="1.354cm" svg:y="1.316cm" svg:width="14.326cm" svg:height="6.5cm">
          <chartooo:coordinate-region svg:x="2.119cm" svg:y="1.53cm" svg:width="13.302cm" svg:height="5.612cm"/>
          <chart:axis chart:dimension="x" chart:name="primary-x" chart:style-name="ch4">
            <chart:title svg:x="7.144cm" svg:y="7.997cm" chart:style-name="ch5">
              <text:p>Learning Rate [%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51:Sheet1.D61" chart:label-cell-address="Sheet1.D50:Sheet1.D50" chart:class="chart:scatter">
            <chart:domain table:cell-range-address="Sheet1.A51:Sheet1.A61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50:Sheet1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Sheet1.A51:Sheet1.A61</svg:desc>
                </draw:g>
              </table:table-cell>
              <table:table-cell office:value-type="float" office:value="0.10595">
                <text:p>0.10595</text:p>
                <draw:g>
                  <svg:desc>Sheet1.D51:Sheet1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134">
                <text:p>0.2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24025">
                <text:p>0.24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5105">
                <text:p>0.75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8015">
                <text:p>0.8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74715">
                <text:p>0.7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0.7465">
                <text:p>0.7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">
                <text:p>0.005</text:p>
              </table:table-cell>
              <table:table-cell office:value-type="float" office:value="0.7311">
                <text:p>0.7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71355">
                <text:p>0.71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0.64495">
                <text:p>0.64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8cm" svg:y="0.315cm" chart:style-name="ch2">
          <text:p>Neurons variation</text:p>
        </chart:title>
        <chart:plot-area chart:style-name="ch3" table:cell-range-address="Sheet1.A94:Sheet1.A105 Sheet1.D93:Sheet1.D105" chart:data-source-has-labels="row" svg:x="1.354cm" svg:y="1.316cm" svg:width="14.326cm" svg:height="6.5cm">
          <chartooo:coordinate-region svg:x="2.119cm" svg:y="1.529cm" svg:width="13.136cm" svg:height="5.613cm"/>
          <chart:axis chart:dimension="x" chart:name="primary-x" chart:style-name="ch4">
            <chart:title svg:x="7.598cm" svg:y="7.997cm" chart:style-name="ch5">
              <text:p>Neuron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94:Sheet1.D105" chart:label-cell-address="Sheet1.D93:Sheet1.D93" chart:class="chart:scatter">
            <chart:domain table:cell-range-address="Sheet1.A94:Sheet1.A105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93:Sheet1.D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94:Sheet1.A105</svg:desc>
                </draw:g>
              </table:table-cell>
              <table:table-cell office:value-type="float" office:value="0.1476">
                <text:p>0.1476</text:p>
                <draw:g>
                  <svg:desc>Sheet1.D94:Sheet1.D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446">
                <text:p>0.2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743">
                <text:p>0.4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6247">
                <text:p>0.6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8719">
                <text:p>0.8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87245">
                <text:p>0.87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8584">
                <text:p>0.8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8541">
                <text:p>0.8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8567">
                <text:p>0.8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8532">
                <text:p>0.8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8523">
                <text:p>0.85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8cm" svg:y="0.315cm" chart:style-name="ch2">
          <text:p>Epochs variations</text:p>
        </chart:title>
        <chart:plot-area chart:style-name="ch3" table:cell-range-address="Sheet1.A74:Sheet1.A81 Sheet1.D73:Sheet1.D81" chart:data-source-has-labels="row" svg:x="1.354cm" svg:y="1.316cm" svg:width="14.326cm" svg:height="6.5cm">
          <chartooo:coordinate-region svg:x="2.331cm" svg:y="1.53cm" svg:width="13.03cm" svg:height="5.613cm"/>
          <chart:axis chart:dimension="x" chart:name="primary-x" chart:style-name="ch4">
            <chart:title svg:x="7.674cm" svg:y="7.997cm" chart:style-name="ch5">
              <text:p>Epoch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74:Sheet1.D81" chart:label-cell-address="Sheet1.D73:Sheet1.D73" chart:class="chart:scatter">
            <chart:domain table:cell-range-address="Sheet1.A74:Sheet1.A81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73:Sheet1.D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4:Sheet1.A81</svg:desc>
                </draw:g>
              </table:table-cell>
              <table:table-cell office:value-type="float" office:value="0.77235">
                <text:p>0.77235</text:p>
                <draw:g>
                  <svg:desc>Sheet1.D74:Sheet1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135">
                <text:p>0.8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4485">
                <text:p>0.84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5075">
                <text:p>0.85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88135">
                <text:p>0.88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90365">
                <text:p>0.90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924">
                <text:p>0.9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8cm" svg:y="0.315cm" chart:style-name="ch2">
          <text:p>Samples variation</text:p>
        </chart:title>
        <chart:plot-area chart:style-name="ch3" table:cell-range-address="Sheet1.A140:Sheet1.A146 Sheet1.D139:Sheet1.D146" chart:data-source-has-labels="row" svg:x="1.354cm" svg:y="1.316cm" svg:width="14.326cm" svg:height="6.5cm">
          <chartooo:coordinate-region svg:x="2.119cm" svg:y="1.529cm" svg:width="13.031cm" svg:height="5.613cm"/>
          <chart:axis chart:dimension="x" chart:name="primary-x" chart:style-name="ch4">
            <chart:title svg:x="7.598cm" svg:y="7.997cm" chart:style-name="ch5">
              <text:p>Sample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140:Sheet1.D146" chart:label-cell-address="Sheet1.D139:Sheet1.D139" chart:class="chart:scatter">
            <chart:domain table:cell-range-address="Sheet1.A140:Sheet1.A146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139:Sheet1.D1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140:Sheet1.A146</svg:desc>
                </draw:g>
              </table:table-cell>
              <table:table-cell office:value-type="float" office:value="0.1068">
                <text:p>0.1068</text:p>
                <draw:g>
                  <svg:desc>Sheet1.D140:Sheet1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019">
                <text:p>0.1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1466">
                <text:p>0.1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44405">
                <text:p>0.44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6367">
                <text:p>0.63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0.8742">
                <text:p>0.87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04cm" svg:y="0.315cm" chart:style-name="ch2">
          <text:p>Overfitting</text:p>
        </chart:title>
        <chart:legend chart:legend-position="end" svg:x="13.265cm" svg:y="3.925cm" style:legend-expansion="high" chart:style-name="ch3"/>
        <chart:plot-area chart:style-name="ch4" table:cell-range-address="Sheet1.A155:Sheet1.C175 Sheet1.B154:Sheet1.C154" chart:data-source-has-labels="row" svg:x="1.354cm" svg:y="1.316cm" svg:width="11.591cm" svg:height="6.5cm">
          <chartooo:coordinate-region svg:x="2.119cm" svg:y="1.53cm" svg:width="10.401cm" svg:height="5.612cm"/>
          <chart:axis chart:dimension="x" chart:name="primary-x" chart:style-name="ch5">
            <chart:title svg:x="6.306cm" svg:y="7.997cm" chart:style-name="ch6">
              <text:p>Epochs [n]</text:p>
            </chart:title>
          </chart:axis>
          <chart:axis chart:dimension="y" chart:name="primary-y" chart:style-name="ch5">
            <chart:title svg:x="0.451cm" svg:y="5.621cm" chart:style-name="ch7">
              <text:p>Accuracy [%]</text:p>
            </chart:title>
            <chart:grid chart:style-name="ch8" chart:class="major"/>
          </chart:axis>
          <chart:series chart:style-name="ch9" chart:values-cell-range-address="Sheet1.B155:Sheet1.B175" chart:label-cell-address="Sheet1.B154:Sheet1.B154" chart:class="chart:scatter">
            <chart:domain table:cell-range-address="Sheet1.A155:Sheet1.A175"/>
            <chart:data-point chart:repeated="21"/>
          </chart:series>
          <chart:series chart:style-name="ch10" chart:values-cell-range-address="Sheet1.C155:Sheet1.C175" chart:label-cell-address="Sheet1.C154:Sheet1.C154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set</text:p>
                <draw:g>
                  <svg:desc>Sheet1.B154:Sheet1.B154</svg:desc>
                </draw:g>
              </table:table-cell>
              <table:table-cell office:value-type="string">
                <text:p>Test set</text:p>
                <draw:g>
                  <svg:desc>Sheet1.C154:Sheet1.C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55:Sheet1.A175</svg:desc>
                </draw:g>
              </table:table-cell>
              <table:table-cell office:value-type="float" office:value="0.1299">
                <text:p>0.1299</text:p>
                <draw:g>
                  <svg:desc>Sheet1.B155:Sheet1.B175</svg:desc>
                </draw:g>
              </table:table-cell>
              <table:table-cell office:value-type="float" office:value="0.1552">
                <text:p>0.1552</text:p>
                <draw:g>
                  <svg:desc>Sheet1.C155:Sheet1.C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575">
                <text:p>0.1575</text:p>
              </table:table-cell>
              <table:table-cell office:value-type="float" office:value="0.2033">
                <text:p>0.2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2188">
                <text:p>0.2188</text:p>
              </table:table-cell>
              <table:table-cell office:value-type="float" office:value="0.3303">
                <text:p>0.3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756">
                <text:p>0.5756</text:p>
              </table:table-cell>
              <table:table-cell office:value-type="float" office:value="0.6167">
                <text:p>0.6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7836">
                <text:p>0.7836</text:p>
              </table:table-cell>
              <table:table-cell office:value-type="float" office:value="0.7965">
                <text:p>0.7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8494">
                <text:p>0.8494</text:p>
              </table:table-cell>
              <table:table-cell office:value-type="float" office:value="0.8626">
                <text:p>0.8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8873">
                <text:p>0.8873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0.8991">
                <text:p>0.8991</text:p>
              </table:table-cell>
              <table:table-cell office:value-type="float" office:value="0.8934">
                <text:p>0.8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0.899">
                <text:p>0.899</text:p>
              </table:table-cell>
              <table:table-cell office:value-type="float" office:value="0.8983">
                <text:p>0.89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0.913">
                <text:p>0.913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.915">
                <text:p>0.915</text:p>
              </table:table-cell>
              <table:table-cell office:value-type="float" office:value="0.9057">
                <text:p>0.9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  <table:table-cell office:value-type="float" office:value="0.9249">
                <text:p>0.9249</text:p>
              </table:table-cell>
              <table:table-cell office:value-type="float" office:value="0.9096">
                <text:p>0.9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0.9353">
                <text:p>0.9353</text:p>
              </table:table-cell>
              <table:table-cell office:value-type="float" office:value="0.9091">
                <text:p>0.9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0.9439">
                <text:p>0.9439</text:p>
              </table:table-cell>
              <table:table-cell office:value-type="float" office:value="0.9128">
                <text:p>0.9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949">
                <text:p>0.949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0.9528">
                <text:p>0.9528</text:p>
              </table:table-cell>
              <table:table-cell office:value-type="float" office:value="0.9131">
                <text:p>0.9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0">
                <text:p>2500</text:p>
              </table:table-cell>
              <table:table-cell office:value-type="float" office:value="0.9539">
                <text:p>0.9539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">
                <text:p>3000</text:p>
              </table:table-cell>
              <table:table-cell office:value-type="float" office:value="0.9618">
                <text:p>0.9618</text:p>
              </table:table-cell>
              <table:table-cell office:value-type="float" office:value="0.9096">
                <text:p>0.9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00">
                <text:p>3500</text:p>
              </table:table-cell>
              <table:table-cell office:value-type="float" office:value="0.9661">
                <text:p>0.9661</text:p>
              </table:table-cell>
              <table:table-cell office:value-type="float" office:value="0.9141">
                <text:p>0.9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">
                <text:p>4000</text:p>
              </table:table-cell>
              <table:table-cell office:value-type="float" office:value="0.9674">
                <text:p>0.9674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">
                <text:p>5000</text:p>
              </table:table-cell>
              <table:table-cell office:value-type="float" office:value="0.9635">
                <text:p>0.9635</text:p>
              </table:table-cell>
              <table:table-cell office:value-type="float" office:value="0.9078">
                <text:p>0.90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9cm" svg:y="0.315cm" chart:style-name="ch2">
          <text:p>Learning Rate variation</text:p>
        </chart:title>
        <chart:plot-area chart:style-name="ch3" table:cell-range-address="Sheet1.A119:Sheet1.A130 Sheet1.D119:Sheet1.D130" chart:data-source-has-labels="row" svg:x="1.931cm" svg:y="-0.214cm" svg:width="14.325cm" svg:height="6.498cm">
          <chartooo:coordinate-region svg:x="2.908cm" svg:y="-0.001cm" svg:width="13.089cm" svg:height="5.611cm"/>
          <chart:axis chart:dimension="x" chart:name="primary-x" chart:style-name="ch4">
            <chart:title svg:x="7.72cm" svg:y="6.465cm" chart:style-name="ch5">
              <text:p>Learning Rate [%]</text:p>
            </chart:title>
          </chart:axis>
          <chart:axis chart:dimension="y" chart:name="primary-y" chart:style-name="ch4">
            <chart:title svg:x="1.028cm" svg:y="4.09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120:Sheet1.D130" chart:label-cell-address="Sheet1.D119:Sheet1.D119" chart:class="chart:scatter">
            <chart:domain table:cell-range-address="Sheet1.A120:Sheet1.A130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119:Sheet1.D1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Sheet1.A120:Sheet1.A130</svg:desc>
                </draw:g>
              </table:table-cell>
              <table:table-cell office:value-type="float" office:value="0.10835">
                <text:p>0.10835</text:p>
                <draw:g>
                  <svg:desc>Sheet1.D120:Sheet1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0835">
                <text:p>0.1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4128">
                <text:p>0.4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3515">
                <text:p>0.3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